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84d1"/>
    </style:style>
    <style:style style:name="P3" style:family="paragraph" style:parent-style-name="Standard">
      <style:paragraph-properties fo:text-align="justify" style:justify-single-word="false"/>
      <style:text-properties fo:color="#0084d1"/>
    </style:style>
    <style:style style:name="P4" style:family="paragraph" style:parent-style-name="Standard">
      <style:paragraph-properties fo:text-align="justify" style:justify-single-word="false"/>
      <style:text-properties fo:color="#0084d1" style:font-name="Verdana" fo:font-size="11pt" fo:language="en" fo:country="GB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fo:color="#0084d1" style:font-name="Verdana" fo:font-size="11pt" fo:language="en" fo:country="G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1pt" fo:language="en" fo:country="GB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Verdana" fo:font-size="11pt" fo:language="en" fo:country="GB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1pt" fo:language="en" fo:country="GB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Verdana" fo:font-size="11pt" fo:language="en" fo:country="GB" style:font-size-asian="11pt" style:font-size-complex="11pt"/>
    </style:style>
    <style:style style:name="P10" style:family="paragraph" style:parent-style-name="Standard">
      <style:text-properties style:font-name="Verdana" fo:font-size="11pt" fo:language="en" fo:country="GB" fo:font-style="italic" style:font-size-asian="11pt" style:font-style-asian="italic" style:font-size-complex="11pt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Verdana" fo:font-size="11pt" fo:language="en" fo:country="GB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 fo:padding-left="0.141cm" fo:padding-right="0.141cm" fo:padding-top="0.035cm" fo:padding-bottom="0.035cm" fo:border="0.018cm solid #000000"/>
      <style:text-properties style:font-name="Verdana" fo:font-size="11pt" fo:language="en" fo:country="GB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language="en" fo:country="GB"/>
    </style:style>
    <style:style style:name="T2" style:family="text">
      <style:text-properties style:font-name="Verdana" fo:font-size="11pt" fo:language="en" fo:country="GB" style:text-underline-style="solid" style:text-underline-width="auto" style:text-underline-color="font-color" style:font-size-asian="11pt" style:font-name-complex="Arial" style:font-size-complex="11pt" style:font-weight-complex="bold"/>
    </style:style>
    <style:style style:name="T3" style:family="text">
      <style:text-properties style:font-name="Verdana" fo:font-size="11pt" fo:language="en" fo:country="GB" style:font-size-asian="11pt" style:font-name-complex="Arial" style:font-size-complex="11pt" style:font-weight-complex="bold"/>
    </style:style>
    <style:style style:name="T4" style:family="text">
      <style:text-properties style:font-name="Verdana" fo:font-size="11pt" fo:language="en" fo:country="GB" style:font-size-asian="11pt" style:font-size-complex="11pt"/>
    </style:style>
    <style:style style:name="T5" style:family="text">
      <style:text-properties fo:color="#0084d1"/>
    </style:style>
    <style:style style:name="T6" style:family="text">
      <style:text-properties fo:color="#0084d1" style:font-name="Verdana" fo:font-size="11pt" fo:language="en" fo:country="GB" style:font-size-asian="11pt" style:font-name-complex="Arial" style:font-size-complex="11pt" style:font-weight-complex="bold"/>
    </style:style>
    <style:style style:name="T7" style:family="text">
      <style:text-properties fo:color="#0084d1" style:font-name="Verdana" fo:font-size="11pt" fo:language="en" fo:country="GB" style:font-size-asian="11pt" style:font-size-complex="11pt"/>
    </style:style>
    <style:style style:name="T8" style:family="text">
      <style:text-properties fo:color="#0084d1" style:font-name="Verdana" fo:font-size="11pt" fo:language="en" fo:country="GB" fo:background-color="#ffff00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udio on Plastic Pollution</text:p>
      <text:p text:style-name="P11">QUESTIONS</text:p>
      <text:p text:style-name="P4">BARATGIN Virginie</text:p>
      <text:p text:style-name="P6"/>
      <text:p text:style-name="P6"/>
      <text:p text:style-name="P8">Pollution</text:p>
      <text:p text:style-name="P1"><text:span text:style-name="T2">A question</text:span><text:span text:style-name="T3">: how many pieces of plastic are there in each square kilometre of the world’s oceans?</text:span></text:p>
      <text:p text:style-name="P1"><text:span text:style-name="T2">Answer</text:span><text:span text:style-name="T3">: </text:span><text:span text:style-name="T6">There are 46 000 pieces of plastic in each square kilometre of the world's oceans.</text:span></text:p>
      <text:p text:style-name="P3"/>
      <text:p text:style-name="P8"/>
      <text:p text:style-name="P8">Listen as many times as you need before you answer in writing</text:p>
      <text:p text:style-name="P8"/>
      <text:p text:style-name="P7">GENERAL</text:p>
      <text:p text:style-name="P9">What is ‘pollution’?</text:p>
      <text:p text:style-name="P9"/>
      <text:p text:style-name="Standard"><text:span text:style-name="T7">Pollution is the term for object <text:s/></text:span><text:span text:style-name="T8">which</text:span><text:span text:style-name="T7"> can be put into the environment and which can be damaging to the planet and animals.</text:span></text:p>
      <text:p text:style-name="P9"><text:s/></text:p>
      <text:p text:style-name="P9"/>
      <text:p text:style-name="P9">The Great Pacific Garbage Patch:</text:p>
      <text:p text:style-name="Standard"><text:span text:style-name="T4"><text:tab/><text:tab/><text:tab/>-What is it? </text:span><text:span text:style-name="T7">It's an area of the Pacific ocean where rubbish is collected (It's a big floating soup of plastic) ; discovered in 1997 .</text:span></text:p>
      <text:p text:style-name="P9"/>
      <text:p text:style-name="P9"/>
      <text:p text:style-name="Standard"><text:span text:style-name="T4"><text:tab/><text:tab/><text:tab/>-How big is it? </text:span><text:span text:style-name="T7">Some people says the size of the Great Pacific Garbage Patch could be 600000 squares and may be can be bigger.</text:span></text:p>
      <text:p text:style-name="P9"/>
      <text:p text:style-name="P9"/>
      <text:p text:style-name="P7">DETAILED</text:p>
      <text:p text:style-name="Standard"><text:span text:style-name="T4">Plastic Po</text:span><text:span text:style-name="T4">llution</text:span></text:p>
      <text:p text:style-name="P9"><text:tab/></text:p>
      <text:p text:style-name="P9">-where does it come from?</text:p>
      <text:p text:style-name="P9"><text:span text:style-name="T5">Plastic Pollution come from the land, it's pieces of bottles or of toys and in fact any sort of plastic. 8% plastic found in the ocean it's rubbish that be turn away of land.</text:span></text:p>
      <text:p text:style-name="P9"/>
      <text:p text:style-name="P9">-how dangerous are those plastics?</text:p>
      <text:p text:style-name="P9"><text:span text:style-name="T5">Plastic pollution in the sea cause over a million sea birds each year. Plastic pollution damages the sea life and degrades the environment. </text:span></text:p>
      <text:p text:style-name="P9"/>
      <text:p text:style-name="Standard"><text:span text:style-name="T4">-give examples of plastic pollution, what types of plastic polluti</text:span><text:span text:style-name="T4">on are being given?</text:span></text:p>
      <text:p text:style-name="P5">Some many <text:s/>products use a lot of packaging, often we could use less packaging, and decrease the plastic pollution. </text:p>
      <text:p text:style-name="P5">The sea plastic pollution who expands every year.</text:p>
      <text:p text:style-name="P9"><text:span text:style-name="T5">The most dangerous plastics are those that aren't be biodegradable.</text:span></text:p>
      <text:p text:style-name="P9"/>
      <text:p text:style-name="Standard"><text:span text:style-name="T4">-what shoul</text:span><text:span text:style-name="T4">d be done with plastic waste?</text:span></text:p>
      <text:p text:style-name="P2"><text:span text:style-name="T4">We can recycle an reuse them.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2.499cm" fo:margin-left="2.499cm" fo:margin-right="1.95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ponsable GEA</meta:initial-creator>
    <meta:creation-date>2010-03-03T16:48:00</meta:creation-date>
    <dc:date>2012-02-17T15:33:33.91</dc:date>
    <meta:editing-cycles>6</meta:editing-cycles>
    <meta:editing-duration>PT33M</meta:editing-duration>
    <meta:document-statistic meta:table-count="0" meta:image-count="0" meta:object-count="0" meta:page-count="1" meta:paragraph-count="27" meta:word-count="270" meta:character-count="1542"/>
    <meta:generator>OpenOffice.org/3.3$Win32 OpenOffice.org_project/330m20$Build-9567</meta:generator>
  </office:meta>
</office:document-meta>
</file>